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MemPersistenceManager.exists( NodeReferences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MemPersistenceManager.loadContent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InMemPersistenceManager.store( NodeState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MemPersistenceManager.isPersis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PersistenceManager.setLoadFactor( float load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PersistenceManager.store( PropertyState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MemPersistenceManager.InMemPersisten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PersistenceManager.exists( Property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MemPersistenceManager.setLoadFactor( String load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PersistenceManager.load( PropertyId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MemPersistenceManager.getInitialCapa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PersistenceManager.destroy( NodeReferences ref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MemPersistenceManager.getLoad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PersistenceManager.buildBlobFilePath( String parentUUID , Name propName , int 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MemPersistenceManager.load( NodeReferencesId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MemPersistenceManager.setPersistent( boolean persis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PersistenceManager.clos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InMemPersistenceManager.store( NodeReferences ref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MemPersistenceManager.load( NodeId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MemPersistenceManager.setInitialCapacity( String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PersistenceManager.storeConten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InMemPersistenceManager.setPersistent( String persis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PersistenceManager.destroy( PropertyState sta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MemPersistenceManager.init( PM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MemPersistenceManager.destroy( Node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MemPersistenceManager.exists( Node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MemPersistenceManager.setInitialCapacity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